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50000012AB6BB2354A5B135F1.png" manifest:media-type="image/png"/>
  <manifest:file-entry manifest:full-path="Pictures/10000000000000FC000001BAAA5F5FB539AAC9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cc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857cm" svg:height="8.52cm" svg:x="0.4cm" svg:y="0.3cm">
          <draw:image xlink:href="Pictures/10000000000000FC000001BAAA5F5FB539AAC91D.png" xlink:type="simple" xlink:show="embed" xlink:actuate="onLoad">
            <text:p/>
          </draw:image>
        </draw:frame>
        <draw:frame draw:style-name="gr1" draw:text-style-name="P1" draw:layer="layout" svg:width="8.922cm" svg:height="5.869cm" svg:x="5.5cm" svg:y="5.7cm">
          <draw:image xlink:href="Pictures/10000000000001C50000012AB6BB2354A5B135F1.png" xlink:type="simple" xlink:show="embed" xlink:actuate="onLoad">
            <text:p/>
          </draw:image>
        </draw:frame>
        <draw:line draw:style-name="gr2" draw:text-style-name="P2" draw:layer="layout" svg:x1="1.1cm" svg:y1="0.9cm" svg:x2="1.1cm" svg:y2="7.2cm">
          <text:p/>
        </draw:line>
        <draw:line draw:style-name="gr2" draw:text-style-name="P2" draw:layer="layout" svg:x1="2.7cm" svg:y1="7.4cm" svg:x2="5.8cm" svg:y2="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11T13:17:39.323000000</dc:date>
    <meta:editing-duration>PT4M7S</meta:editing-duration>
    <meta:editing-cycles>3</meta:editing-cycles>
    <meta:generator>LibreOffice/5.1.3.2$Windows_x86 LibreOffice_project/644e4637d1d8544fd9f56425bd6cec110e49301b</meta:generator>
    <meta:document-statistic meta:object-count="4"/>
  </office:meta>
</office:document-meta>
</file>